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9" style:family="table">
      <style:table-properties style:width="15.072cm" table:align="center" style:writing-mode="lr-tb"/>
    </style:style>
    <style:style style:name="Tabla9.A" style:family="table-column">
      <style:table-column-properties style:column-width="1.492cm"/>
    </style:style>
    <style:style style:name="Tabla9.B" style:family="table-column">
      <style:table-column-properties style:column-width="7.112cm"/>
    </style:style>
    <style:style style:name="Tabla9.C" style:family="table-column">
      <style:table-column-properties style:column-width="2.468cm"/>
    </style:style>
    <style:style style:name="Tabla9.D" style:family="table-column">
      <style:table-column-properties style:column-width="2.134cm"/>
    </style:style>
    <style:style style:name="Tabla9.E" style:family="table-column">
      <style:table-column-properties style:column-width="1.866cm"/>
    </style:style>
    <style:style style:name="Tabla9.1" style:family="table-row">
      <style:table-row-properties style:row-height="0.9cm" style:keep-together="true" fo:keep-together="auto"/>
    </style:style>
    <style:style style:name="Tabla9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-left="0.123cm" fo:padding-right="0.123cm" fo:padding-top="0cm" fo:padding-bottom="0cm" fo:border-left="0.039cm double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9.2" style:family="table-row">
      <style:table-row-properties style:row-height="0.9cm"/>
    </style:style>
    <style:style style:name="Tabla9.A2" style:family="table-cell">
      <style:table-cell-properties style:vertical-align="middle" fo:background-color="#e6e6e6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9.E2" style:family="table-cell">
      <style:table-cell-properties style:vertical-align="middle" fo:background-color="#e6e6e6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9.A3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9.B3" style:family="table-cell">
      <style:table-cell-properties style:vertical-align="middle" fo:background-color="transparent" fo:padding-left="0.123cm" fo:padding-right="0.123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9.E3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9.A6" style:family="table-cell">
      <style:table-cell-properties style:vertical-align="middle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9.B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9.E6" style:family="table-cell">
      <style:table-cell-properties style:vertical-align="middle" fo:background-color="transparent" style:border-line-width-right="0.002cm 0.035cm 0.002cm" style:border-line-width-bottom="0.002cm 0.035cm 0.002cm" fo:padding-left="0.123cm" fo:padding-right="0.123cm" fo:padding-top="0cm" fo:padding-bottom="0cm" fo:border-left="0.002cm solid #c0c0c0" fo:border-right="0.039cm double #c0c0c0" fo:border-top="none" fo:border-bottom="0.039cm double #c0c0c0" style:writing-mode="lr-tb">
        <style:background-image/>
      </style:table-cell-properties>
    </style:style>
    <style:style style:name="Tabla10" style:family="table">
      <style:table-properties style:width="15.071cm" table:align="center" style:writing-mode="lr-tb"/>
    </style:style>
    <style:style style:name="Tabla10.A" style:family="table-column">
      <style:table-column-properties style:column-width="1.907cm"/>
    </style:style>
    <style:style style:name="Tabla10.B" style:family="table-column">
      <style:table-column-properties style:column-width="6.585cm"/>
    </style:style>
    <style:style style:name="Tabla10.C" style:family="table-column">
      <style:table-column-properties style:column-width="6.579cm"/>
    </style:style>
    <style:style style:name="Tabla10.1" style:family="table-row">
      <style:table-row-properties style:row-height="0.9cm" style:keep-together="true" fo:keep-together="auto"/>
    </style:style>
    <style:style style:name="Tabla10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-left="0.123cm" fo:padding-right="0.123cm" fo:padding-top="0cm" fo:padding-bottom="0cm" fo:border-left="0.039cm double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10.2" style:family="table-row">
      <style:table-row-properties style:row-height="0.9cm"/>
    </style:style>
    <style:style style:name="Tabla10.A2" style:family="table-cell">
      <style:table-cell-properties style:vertical-align="middle" fo:background-color="#e6e6e6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0.002cm solid #c0c0c0" fo:border-right="none" fo:border-top="none" fo:border-bottom="0.018cm solid #c0c0c0" style:writing-mode="lr-tb">
        <style:background-image/>
      </style:table-cell-properties>
    </style:style>
    <style:style style:name="Tabla10.C2" style:family="table-cell">
      <style:table-cell-properties style:vertical-align="middle" fo:background-color="#e6e6e6" style:border-line-width-right="0.002cm 0.035cm 0.002cm" fo:padding-left="0.123cm" fo:padding-right="0.123cm" fo:padding-top="0cm" fo:padding-bottom="0cm" fo:border-left="0.002cm solid #c0c0c0" fo:border-right="0.039cm double #c0c0c0" fo:border-top="none" fo:border-bottom="0.018cm solid #c0c0c0" style:writing-mode="lr-tb">
        <style:background-image/>
      </style:table-cell-properties>
    </style:style>
    <style:style style:name="Tabla10.A3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0.B3" style:family="table-cell">
      <style:table-cell-properties style:vertical-align="middle" fo:background-color="transparent" fo:padding-left="0.123cm" fo:padding-right="0.123cm" fo:padding-top="0cm" fo:padding-bottom="0cm" fo:border-left="0.002cm solid #c0c0c0" fo:border-right="none" fo:border-top="none" fo:border-bottom="0.018cm solid #c0c0c0" style:writing-mode="lr-tb">
        <style:background-image/>
      </style:table-cell-properties>
    </style:style>
    <style:style style:name="Tabla10.C3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02cm solid #c0c0c0" fo:border-right="0.039cm double #c0c0c0" fo:border-top="none" fo:border-bottom="0.018cm solid #c0c0c0" style:writing-mode="lr-tb">
        <style:background-image/>
      </style:table-cell-properties>
    </style:style>
    <style:style style:name="Tabla10.A6" style:family="table-cell">
      <style:table-cell-properties style:vertical-align="middle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10.B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10.C6" style:family="table-cell">
      <style:table-cell-properties style:vertical-align="middle" fo:background-color="transparent" style:border-line-width-right="0.002cm 0.035cm 0.002cm" style:border-line-width-bottom="0.002cm 0.035cm 0.002cm" fo:padding-left="0.123cm" fo:padding-right="0.123cm" fo:padding-top="0cm" fo:padding-bottom="0cm" fo:border-left="0.002cm solid #c0c0c0" fo:border-right="0.039cm double #c0c0c0" fo:border-top="none" fo:border-bottom="0.039cm double #c0c0c0" style:writing-mode="lr-tb">
        <style:background-image/>
      </style:table-cell-properties>
    </style:style>
    <style:style style:name="Tabla12" style:family="table">
      <style:table-properties style:width="15.094cm" table:align="center" style:writing-mode="lr-tb"/>
    </style:style>
    <style:style style:name="Tabla12.A" style:family="table-column">
      <style:table-column-properties style:column-width="1.764cm"/>
    </style:style>
    <style:style style:name="Tabla12.B" style:family="table-column">
      <style:table-column-properties style:column-width="6.519cm"/>
    </style:style>
    <style:style style:name="Tabla12.C" style:family="table-column">
      <style:table-column-properties style:column-width="6.81cm"/>
    </style:style>
    <style:style style:name="Tabla12.1" style:family="table-row">
      <style:table-row-properties style:min-row-height="0.9cm"/>
    </style:style>
    <style:style style:name="Tabla12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12.C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12.A2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2.B2" style:family="table-cell">
      <style:table-cell-properties style:vertical-align="middle" fo:background-color="transparent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2.C2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2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12.B4" style:family="table-cell">
      <style:table-cell-properties style:vertical-align="top" fo:background-color="transparent" style:border-line-width-bottom="0.002cm 0.035cm 0.002cm" fo:padding-left="0.123cm" fo:padding-right="0.123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12.C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14" style:family="table">
      <style:table-properties style:width="15.93cm" fo:margin-left="0.034cm" fo:margin-right="0.037cm" table:align="margins" style:writing-mode="lr-tb"/>
    </style:style>
    <style:style style:name="Tabla14.A" style:family="table-column">
      <style:table-column-properties style:column-width="0.743cm" style:rel-column-width="3052*"/>
    </style:style>
    <style:style style:name="Tabla14.B" style:family="table-column">
      <style:table-column-properties style:column-width="5.696cm" style:rel-column-width="23434*"/>
    </style:style>
    <style:style style:name="Tabla14.C" style:family="table-column">
      <style:table-column-properties style:column-width="2.2cm" style:rel-column-width="9049*"/>
    </style:style>
    <style:style style:name="Tabla14.D" style:family="table-column">
      <style:table-column-properties style:column-width="4.112cm" style:rel-column-width="16914*"/>
    </style:style>
    <style:style style:name="Tabla14.E" style:family="table-column">
      <style:table-column-properties style:column-width="1.563cm" style:rel-column-width="6432*"/>
    </style:style>
    <style:style style:name="Tabla14.F" style:family="table-column">
      <style:table-column-properties style:column-width="1.617cm" style:rel-column-width="6654*"/>
    </style:style>
    <style:style style:name="Tabla14.1" style:family="table-row">
      <style:table-row-properties style:min-row-height="0.9cm"/>
    </style:style>
    <style:style style:name="Tabla14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14.B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14.E1.1" style:family="table-column">
      <style:table-column-properties style:column-width="1.563cm" style:rel-column-width="6433*"/>
    </style:style>
    <style:style style:name="Tabla14.E1.2" style:family="table-column">
      <style:table-column-properties style:column-width="1.617cm" style:rel-column-width="6653*"/>
    </style:style>
    <style:style style:name="Tabla14.E1.1" style:family="table-row">
      <style:table-row-properties style:min-row-height="0.45cm"/>
    </style:style>
    <style:style style:name="Tabla14.E1.1.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14.E1.2" style:family="table-row">
      <style:table-row-properties style:min-row-height="0.45cm" style:keep-together="false" fo:keep-together="always"/>
    </style:style>
    <style:style style:name="Tabla14.E1.1.2" style:family="table-cell">
      <style:table-cell-properties style:vertical-align="middle" fo:background-color="#e6e6e6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4.E1.2.2" style:family="table-cell">
      <style:table-cell-properties style:vertical-align="middle" fo:background-color="#e6e6e6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4.A2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4.B2" style:family="table-cell">
      <style:table-cell-properties style:vertical-align="middle" fo:background-color="transparent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4.F2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4.A6" style:family="table-cell">
      <style:table-cell-properties style:vertical-align="middle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14.B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14.F6" style:family="table-cell">
      <style:table-cell-properties style:vertical-align="middle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5.398cm"/>
        </style:tab-stops>
      </style:paragraph-properties>
    </style:style>
    <style:style style:name="P1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weight-complex="normal"/>
    </style:style>
    <style:style style:name="P16" style:family="paragraph" style:parent-style-name="Standard">
      <style:paragraph-properties fo:text-align="justify" style:justify-single-word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ES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8.246cm" style:type="center"/>
          <style:tab-stop style:position="14.049cm" style:type="center"/>
        </style:tab-stops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>
        <style:tab-stops>
          <style:tab-stop style:position="9.208cm"/>
        </style:tab-stops>
      </style:paragraph-properties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9.208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5" style:family="paragraph" style:parent-style-name="Hoja_20_de_20_Control">
      <style:paragraph-properties fo:text-align="center" style:justify-single-word="false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5" style:family="paragraph" style:parent-style-name="Nota_20_al_20_pié">
      <style:paragraph-properties fo:text-align="start" style:justify-single-word="false"/>
    </style:style>
    <style:style style:name="P36" style:family="paragraph" style:parent-style-name="Standard">
      <style:paragraph-properties fo:margin-top="0cm" fo:margin-bottom="0cm" fo:text-align="center" style:justify-single-word="false" style:snap-to-layout-grid="false">
        <style:tab-stops>
          <style:tab-stop style:position="9.208cm"/>
        </style:tab-stops>
      </style:paragraph-properties>
      <style:text-properties fo:font-size="10pt" fo:font-weight="bold" style:font-size-asian="10pt" style:language-asian="en" style:country-asian="US" style:font-weight-asian="bold" style:font-size-complex="10pt"/>
    </style:style>
    <style:style style:name="P37" style:family="paragraph" style:parent-style-name="Standard">
      <style:paragraph-properties fo:margin-top="0cm" fo:margin-bottom="0cm" fo:text-align="center" style:justify-single-word="false" style:snap-to-layout-grid="false">
        <style:tab-stops>
          <style:tab-stop style:position="9.208cm"/>
        </style:tab-stops>
      </style:paragraph-properties>
      <style:text-properties fo:font-size="10pt" fo:font-weight="bold" style:font-size-asian="10pt" style:language-asian="en" style:country-asian="US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margin-top="0cm" fo:margin-bottom="0cm" fo:text-align="center" style:justify-single-word="false" style:snap-to-layout-grid="false">
        <style:tab-stops>
          <style:tab-stop style:position="9.208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left="0cm" fo:margin-right="0.127cm" fo:text-align="center" style:justify-single-word="false" fo:text-indent="0cm" style:auto-text-indent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style-complex="italic" style:font-weight-complex="normal"/>
    </style:style>
    <style:style style:name="P40" style:family="paragraph" style:parent-style-name="Standard">
      <style:paragraph-properties fo:margin-left="0cm" fo:margin-right="0.127cm" fo:text-align="justify" style:justify-single-word="false" fo:text-indent="0cm" style:auto-text-indent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style-complex="italic" style:font-weight-complex="normal"/>
    </style:style>
    <style:style style:name="P41" style:family="paragraph" style:parent-style-name="Standard">
      <style:paragraph-properties fo:margin-left="0cm" fo:margin-right="0.127cm" fo:text-align="center" style:justify-single-word="false" fo:text-indent="0cm" style:auto-text-indent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127cm" fo:text-align="justify" style:justify-single-word="false" fo:text-indent="0cm" style:auto-text-indent="false" style:snap-to-layout-grid="false">
        <style:tab-stops>
          <style:tab-stop style:position="9.208cm"/>
        </style:tab-stops>
      </style:paragraph-properties>
      <style:text-properties fo:font-size="8pt" fo:font-weight="normal" style:font-size-asian="8pt" style:language-asian="en" style:country-asian="US" style:font-weight-asian="normal" style:font-size-complex="8pt" style:font-weight-complex="normal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9.208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Heading" style:master-page-name="Standard">
      <style:paragraph-properties style:page-number="auto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Standard" style:master-page-name="Portada">
      <style:paragraph-properties style:page-number="auto"/>
    </style:style>
    <style:style style:name="P49" style:family="paragraph" style:parent-style-name="Text_20_body" style:list-style-name="L1"/>
    <style:style style:name="P50" style:family="paragraph" style:parent-style-name="Text_20_body" style:list-style-name="L2"/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-complex="Arial"/>
    </style:style>
    <style:style style:name="T3" style:family="text">
      <style:text-properties fo:font-size="10pt" fo:language="es" fo:country="ES" style:font-size-asian="10pt" style:font-name-complex="Arial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cm" fo:margin-right="0.318cm" style:wrap="dynamic" style:number-wrapped-paragraphs="no-limit" style:vertical-pos="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5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gráficos2" text:anchor-type="paragraph" svg:x="3.66cm" svg:y="0.575cm" svg:width="9.677cm" svg:height="6.789cm" draw:z-index="7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&lt;Nombre Proyecto&gt;</text:subject></text:p>
      <text:p text:style-name="P9"><text:title>Plan de Acción de Riesgos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5"/>
      <table:table table:name="Tabla5" table:style-name="Tabla5">
        <table:table-column table:style-name="Tabla5.A"/>
        <table:table-row>
          <table:table-cell table:style-name="Tabla5.A1" office:value-type="string">
            <text:p text:style-name="P31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5"/>
      <text:p text:style-name="P25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6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Entregable</text:p>
          </table:table-cell>
          <table:table-cell table:style-name="Tabla1.B2" table:number-columns-spanned="3" office:value-type="string">
            <text:p text:style-name="Table_20_Contents"><text:title>Plan de Acción de Riesg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Autor</text:p>
          </table:table-cell>
          <table:table-cell table:style-name="Tabla1.B2" table:number-columns-spanned="3" office:value-type="string">
            <text:p text:style-name="P29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6">Fecha Versión</text:p>
          </table:table-cell>
          <table:table-cell table:style-name="Tabla1.B2" office:value-type="string">
            <text:p text:style-name="P28">DD/MM/AAAA</text:p>
          </table:table-cell>
        </table:table-row>
        <table:table-row>
          <table:table-cell table:style-name="Tabla1.A2" office:value-type="string">
            <text:p text:style-name="P2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6">Fecha Aprobación</text:p>
          </table:table-cell>
          <table:table-cell table:style-name="Tabla1.B2" office:value-type="string">
            <text:p text:style-name="P28">DD/MM/AAAA</text:p>
          </table:table-cell>
        </table:table-row>
        <table:table-row>
          <table:table-cell table:style-name="Tabla1.B5" office:value-type="string">
            <text:p text:style-name="P2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6">Nº Total de Páginas</text:p>
          </table:table-cell>
          <table:table-cell table:style-name="Tabla1.B2" office:value-type="string">
            <text:p text:style-name="P28"><text:page-count>9</text:page-count></text:p>
          </table:table-cell>
        </table:table-row>
      </table:table>
      <text:p text:style-name="Standard"/>
      <text:p text:style-name="P11"/>
      <text:p text:style-name="P11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7">Versión</text:p>
          </table:table-cell>
          <table:table-cell table:style-name="Tabla3.A1" office:value-type="string">
            <text:p text:style-name="P27">Causa del Cambio</text:p>
          </table:table-cell>
          <table:table-cell table:style-name="Tabla3.A1" office:value-type="string">
            <text:p text:style-name="P27">Responsable del Cambio</text:p>
          </table:table-cell>
          <table:table-cell table:style-name="Tabla3.D1" office:value-type="string">
            <text:p text:style-name="P27">Fecha del Cambio</text:p>
          </table:table-cell>
        </table:table-row>
        <table:table-row>
          <table:table-cell table:style-name="Tabla3.A2" office:value-type="float" office:value="100">
            <text:p text:style-name="P28">0100</text:p>
          </table:table-cell>
          <table:table-cell table:style-name="Tabla3.B2" office:value-type="string">
            <text:p text:style-name="P28">Versión inicial</text:p>
          </table:table-cell>
          <table:table-cell table:style-name="Tabla3.B2" office:value-type="string">
            <text:p text:style-name="P30">&lt;Nombre Apellido1 Apellido2&gt;</text:p>
          </table:table-cell>
          <table:table-cell table:style-name="Tabla3.D2" office:value-type="string">
            <text:p text:style-name="P28">DD/MM/AAAA</text:p>
          </table:table-cell>
        </table:table-row>
        <table:table-row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D2" office:value-type="string">
            <text:p text:style-name="P28"/>
          </table:table-cell>
        </table:table-row>
        <table:table-row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D2" office:value-type="string">
            <text:p text:style-name="P28"/>
          </table:table-cell>
        </table:table-row>
      </table:table>
      <text:p text:style-name="Standard"/>
      <text:p text:style-name="P11"/>
      <text:p text:style-name="P11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Nombre y Apellidos</text:p>
          </table:table-cell>
        </table:table-row>
        <table:table-row>
          <table:table-cell table:style-name="Tabla4.A2" office:value-type="string">
            <text:p text:style-name="P29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4"><text:a xlink:type="simple" xlink:href="#__RefHeading__13771_1818457779" text:style-name="Internet_20_link" text:visited-style-name="Internet_20_link">1 INTRODUCCIÓN<text:tab/>4</text:a></text:p>
          <text:p text:style-name="P44"><text:a xlink:type="simple" xlink:href="#__RefHeading__28976_2137495728" text:style-name="Internet_20_link" text:visited-style-name="Internet_20_link">1.1 Objeto<text:tab/>4</text:a></text:p>
          <text:p text:style-name="P44"><text:a xlink:type="simple" xlink:href="#__RefHeading__28978_2137495728" text:style-name="Internet_20_link" text:visited-style-name="Internet_20_link">1.2 Alcance<text:tab/>4</text:a></text:p>
          <text:p text:style-name="P34"><text:a xlink:type="simple" xlink:href="#__RefHeading__28980_2137495728" text:style-name="Internet_20_link" text:visited-style-name="Internet_20_link">2 INVENTARIO DE RIESGOS<text:tab/>5</text:a></text:p>
          <text:p text:style-name="P34"><text:a xlink:type="simple" xlink:href="#__RefHeading__28982_2137495728" text:style-name="Internet_20_link" text:visited-style-name="Internet_20_link">3 ACTIVIDADES A EJECUTAR<text:tab/>6</text:a></text:p>
          <text:p text:style-name="P34"><text:a xlink:type="simple" xlink:href="#__RefHeading__28984_2137495728" text:style-name="Internet_20_link" text:visited-style-name="Internet_20_link">4 RECURSOS NECESARIOS<text:tab/>7</text:a></text:p>
          <text:p text:style-name="P34"><text:a xlink:type="simple" xlink:href="#__RefHeading__28986_2137495728" text:style-name="Internet_20_link" text:visited-style-name="Internet_20_link">5 PLANIFICACIÓN DE ACTIVIDADES<text:tab/>8</text:a></text:p>
          <text:p text:style-name="P34"><text:a xlink:type="simple" xlink:href="#__RefHeading__28988_2137495728" text:style-name="Internet_20_link" text:visited-style-name="Internet_20_link">6 ANEXOS<text:tab/>9</text:a></text:p>
        </text:index-body>
      </text:table-of-content>
      <text:p text:style-name="Text_20_body"/>
      <text:p text:style-name="P33"><text:s/></text:p>
      <text:p text:style-name="P33"/>
      <text:h text:style-name="Heading_20_1" text:outline-level="1"><text:bookmark text:name="__RefHeading__13771_1818457779"/>INTRODUCCIÓN<text:bookmark-end text:name="__RefHeading__13771_1818457779"/></text:h>
      <text:h text:style-name="Heading_20_2" text:outline-level="2"><text:bookmark text:name="__RefHeading__28976_2137495728"/>Objeto<text:bookmark-end text:name="__RefHeading__28976_2137495728"/></text:h>
      <text:p text:style-name="Text_20_body">&lt;Introduzca Contenido y borre cuadro&gt;</text:p>
      <text:p text:style-name="P12"/>
      <text:p text:style-name="P14"><draw:frame draw:style-name="fr1" draw:name="Marco15" text:anchor-type="as-char" svg:y="-0.011cm" svg:width="15.93cm" svg:height="1.139cm" draw:z-index="3"><draw:text-box><text:p text:style-name="Text_20_body">Descripción del propósito del documento.</text:p></draw:text-box></draw:frame></text:p>
      <text:h text:style-name="P47" text:outline-level="2"><text:bookmark text:name="__RefHeading__28978_2137495728"/>Alcance<text:bookmark-end text:name="__RefHeading__28978_2137495728"/></text:h>
      <text:p text:style-name="Text_20_body"><text:bookmark-start text:name="DDE_LINK1"/><text:bookmark-start text:name="DDE_LINK"/>&lt;Introduzca Contenido y borre cuadro&gt;<text:bookmark-end text:name="DDE_LINK1"/><text:bookmark-end text:name="DDE_LINK"/></text:p>
      <text:p text:style-name="P12"/>
      <text:p text:style-name="P12"><draw:frame draw:style-name="fr2" draw:name="Marco12" text:anchor-type="as-char" svg:y="0cm" svg:width="15.93cm" svg:height="1.379cm" draw:z-index="4"><draw:text-box><text:p text:style-name="Text_20_body">Unidades organizativas y responsabilidades a las que va dirigida el documento y que participan en su generación, validación y registro según el modelo de MADEJA.</text:p></draw:text-box></draw:frame></text:p>
      <text:p text:style-name="P12"/>
      <text:p text:style-name="P12"/>
      <text:h text:style-name="Heading_20_1" text:outline-level="1"><text:bookmark text:name="__RefHeading__28980_2137495728"/>INVENTARIO DE RIESGOS<text:bookmark-end text:name="__RefHeading__28980_2137495728"/></text:h>
      <text:p text:style-name="Text_20_body">&lt;Introduzca contenido, cumplimente tabla y borre cuadro&gt;</text:p>
      <text:p text:style-name="P12"/>
      <text:p text:style-name="Standard"><draw:frame draw:style-name="fr3" draw:name="Marco3" text:anchor-type="as-char" svg:y="0cm" svg:width="15.93cm" draw:z-index="5"><draw:text-box fo:min-height="0.37cm"><text:p text:style-name="Text_20_body">En este punto del documento se detallarán todos los riesgos identificados y que han llevado a la elaboración del presente Plan de Acción. Para la descripción de los riesgos, rellenar una tabla, adjuntando la siguiente información:</text:p><text:list xml:id="list39673972" text:style-name="L1"><text:list-item><text:p text:style-name="P49">Código del problema o riesgo detectado.</text:p></text:list-item><text:list-item><text:p text:style-name="P49">Descripción del problema o riesgo detectado.</text:p></text:list-item><text:list-item><text:p text:style-name="P49">Impacto del problema en la planificación del proyecto. Podrá ser Alto, Medio o Bajo, significando:</text:p><text:list><text:list-item><text:p text:style-name="P49">Impacto ALTO: Implica incumplimiento del calendario del proyecto.</text:p></text:list-item><text:list-item><text:p text:style-name="P49">Impacto MEDIO: Puede provocar un incumplimiento del calendario.</text:p></text:list-item><text:list-item><text:p text:style-name="P49">Impacto BAJO: No afecta a la planificación del proyecto.</text:p></text:list-item></text:list></text:list-item><text:list-item><text:p text:style-name="P49">Probabilidad</text:p></text:list-item><text:list-item><text:p text:style-name="P49">Fecha de detección del problema.</text:p></text:list-item></text:list></draw:text-box></draw:frame></text:p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table:number-columns-spanned="5" office:value-type="string">
              <text:p text:style-name="P36">Riesgo / Problem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9.2">
            <table:table-cell table:style-name="Tabla9.A2" office:value-type="string">
              <text:p text:style-name="P37">Código </text:p>
            </table:table-cell>
            <table:table-cell table:style-name="Tabla9.B2" office:value-type="string">
              <text:p text:style-name="P37">Descripción</text:p>
            </table:table-cell>
            <table:table-cell table:style-name="Tabla9.B2" office:value-type="string">
              <text:p text:style-name="P37">Impacto (*)</text:p>
            </table:table-cell>
            <table:table-cell table:style-name="Tabla9.B2" office:value-type="string">
              <text:p text:style-name="P37">Probabilidad</text:p>
            </table:table-cell>
            <table:table-cell table:style-name="Tabla9.E2" office:value-type="string">
              <text:p text:style-name="P37">Fecha Detección</text:p>
            </table:table-cell>
          </table:table-row>
          <table:table-row table:style-name="Tabla9.2">
            <table:table-cell table:style-name="Tabla9.A3" office:value-type="string">
              <text:p text:style-name="P39"/>
            </table:table-cell>
            <table:table-cell table:style-name="Tabla9.B3" office:value-type="string">
              <text:p text:style-name="P40"/>
            </table:table-cell>
            <table:table-cell table:style-name="Tabla9.B3" office:value-type="string">
              <text:p text:style-name="P15"/>
            </table:table-cell>
            <table:table-cell table:style-name="Tabla9.B3" office:value-type="string">
              <text:p text:style-name="P15"/>
            </table:table-cell>
            <table:table-cell table:style-name="Tabla9.E3" office:value-type="string">
              <text:p text:style-name="P15"/>
            </table:table-cell>
          </table:table-row>
        </table:table-header-rows>
        <table:table-row table:style-name="Tabla9.2">
          <table:table-cell table:style-name="Tabla9.A3" office:value-type="string">
            <text:p text:style-name="P41"/>
          </table:table-cell>
          <table:table-cell table:style-name="Tabla9.B3" office:value-type="string">
            <text:p text:style-name="P42"/>
          </table:table-cell>
          <table:table-cell table:style-name="Tabla9.B3" office:value-type="string">
            <text:p text:style-name="P15"/>
          </table:table-cell>
          <table:table-cell table:style-name="Tabla9.B3" office:value-type="string">
            <text:p text:style-name="P15"/>
          </table:table-cell>
          <table:table-cell table:style-name="Tabla9.E3" office:value-type="string">
            <text:p text:style-name="P15"/>
          </table:table-cell>
        </table:table-row>
        <table:table-row table:style-name="Tabla9.2">
          <table:table-cell table:style-name="Tabla9.A3" office:value-type="string">
            <text:p text:style-name="P41"/>
          </table:table-cell>
          <table:table-cell table:style-name="Tabla9.B3" office:value-type="string">
            <text:p text:style-name="P42"/>
          </table:table-cell>
          <table:table-cell table:style-name="Tabla9.B3" office:value-type="string">
            <text:p text:style-name="P15"/>
          </table:table-cell>
          <table:table-cell table:style-name="Tabla9.B3" office:value-type="string">
            <text:p text:style-name="P15"/>
          </table:table-cell>
          <table:table-cell table:style-name="Tabla9.E3" office:value-type="string">
            <text:p text:style-name="P15"/>
          </table:table-cell>
        </table:table-row>
        <table:table-row table:style-name="Tabla9.2">
          <table:table-cell table:style-name="Tabla9.A6" office:value-type="string">
            <text:p text:style-name="P41"/>
          </table:table-cell>
          <table:table-cell table:style-name="Tabla9.B6" office:value-type="string">
            <text:p text:style-name="P42"/>
          </table:table-cell>
          <table:table-cell table:style-name="Tabla9.B6" office:value-type="string">
            <text:p text:style-name="P15"/>
          </table:table-cell>
          <table:table-cell table:style-name="Tabla9.B6" office:value-type="string">
            <text:p text:style-name="P15"/>
          </table:table-cell>
          <table:table-cell table:style-name="Tabla9.E6" office:value-type="string">
            <text:p text:style-name="P15"/>
          </table:table-cell>
        </table:table-row>
      </table:table>
      <text:h text:style-name="Heading_20_1" text:outline-level="1"><text:bookmark text:name="__RefHeading__28982_2137495728"/>ACTIVIDADES A EJECUTAR<text:bookmark-end text:name="__RefHeading__28982_2137495728"/></text:h>
      <text:p text:style-name="Text_20_body">&lt;Introduzca contenido, cumplimente tabla y borre cuadro&gt;</text:p>
      <text:p text:style-name="P17"><draw:frame draw:style-name="fr1" draw:name="Marco2" text:anchor-type="as-char" svg:y="-1.921cm" svg:width="15.93cm" draw:z-index="6"><draw:text-box fo:min-height="0.924cm"><text:p text:style-name="Text_20_body">Incluir en este punto una descripción de las actividades a realizar indicando, preferiblemente con una matriz de referencia cruzada, los riesgos que soluciona/palia cada una de las actividades descritas. Rellenar una tabla, adjuntando la siguiente información:</text:p><text:list xml:id="list39689228" text:continue-list="list39673972" text:style-name="L1"><text:list-item text:start-value="1"><text:p text:style-name="P49">Código del problema o riesgo que soluciona.</text:p></text:list-item><text:list-item><text:p text:style-name="P49">Nombre corto de la actividad para identificarla en otros apartados.</text:p></text:list-item></text:list><text:list xml:id="list32545105" text:style-name="L1"><text:list-item><text:p text:style-name="P49">Descripción de la acción a realizar para la resolución del problema.</text:p></text:list-item></text:list></draw:text-box></draw:frame></text:p>
      <text:p text:style-name="P17"/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 table:style-name="Tabla10.1">
            <table:table-cell table:style-name="Tabla10.A1" table:number-columns-spanned="3" office:value-type="string">
              <text:p text:style-name="P36">Actividades a Ejecutar</text:p>
            </table:table-cell>
            <table:covered-table-cell/>
            <table:covered-table-cell/>
          </table:table-row>
          <table:table-row table:style-name="Tabla10.2">
            <table:table-cell table:style-name="Tabla10.A2" office:value-type="string">
              <text:p text:style-name="P37">Código </text:p>
            </table:table-cell>
            <table:table-cell table:style-name="Tabla10.B2" office:value-type="string">
              <text:p text:style-name="P37">Actividad</text:p>
            </table:table-cell>
            <table:table-cell table:style-name="Tabla10.C2" office:value-type="string">
              <text:p text:style-name="P37">Descripción</text:p>
            </table:table-cell>
          </table:table-row>
          <table:table-row table:style-name="Tabla10.2">
            <table:table-cell table:style-name="Tabla10.A3" office:value-type="string">
              <text:p text:style-name="P15"/>
            </table:table-cell>
            <table:table-cell table:style-name="Tabla10.B3" office:value-type="string">
              <text:p text:style-name="P16"/>
            </table:table-cell>
            <table:table-cell table:style-name="Tabla10.C3" office:value-type="string">
              <text:p text:style-name="P16"/>
            </table:table-cell>
          </table:table-row>
        </table:table-header-rows>
        <table:table-row table:style-name="Tabla10.2">
          <table:table-cell table:style-name="Tabla10.A3" office:value-type="string">
            <text:p text:style-name="P15"/>
          </table:table-cell>
          <table:table-cell table:style-name="Tabla10.B3" office:value-type="string">
            <text:p text:style-name="P16"/>
          </table:table-cell>
          <table:table-cell table:style-name="Tabla10.C3" office:value-type="string">
            <text:p text:style-name="P16"/>
          </table:table-cell>
        </table:table-row>
        <table:table-row table:style-name="Tabla10.2">
          <table:table-cell table:style-name="Tabla10.A3" office:value-type="string">
            <text:p text:style-name="P15"/>
          </table:table-cell>
          <table:table-cell table:style-name="Tabla10.B3" office:value-type="string">
            <text:p text:style-name="P16"/>
          </table:table-cell>
          <table:table-cell table:style-name="Tabla10.C3" office:value-type="string">
            <text:p text:style-name="P16"/>
          </table:table-cell>
        </table:table-row>
        <table:table-row table:style-name="Tabla10.2">
          <table:table-cell table:style-name="Tabla10.A6" office:value-type="string">
            <text:p text:style-name="P15"/>
          </table:table-cell>
          <table:table-cell table:style-name="Tabla10.B6" office:value-type="string">
            <text:p text:style-name="P16"/>
          </table:table-cell>
          <table:table-cell table:style-name="Tabla10.C6" office:value-type="string">
            <text:p text:style-name="P16"/>
          </table:table-cell>
        </table:table-row>
      </table:table>
      <text:h text:style-name="Heading_20_1" text:outline-level="1"><text:bookmark text:name="__RefHeading__28984_2137495728"/>RECURSOS NECESARIOS<text:bookmark-end text:name="__RefHeading__28984_2137495728"/></text:h>
      <text:p text:style-name="Text_20_body">&lt;Introduzca contenido, cumplimente tabla y borre cuadro&gt;</text:p>
      <text:p text:style-name="P12"/>
      <text:p text:style-name="P14"><draw:frame draw:style-name="fr4" draw:name="Marco5" text:anchor-type="paragraph" svg:width="15.93cm" draw:z-index="1"><draw:text-box fo:min-height="0.37cm"><text:p text:style-name="Text_20_body">Incluir en este punto una descripción de los recursos (materiales y humanos) necesarios para la ejecución de cada una de las actividades propuestas anteriormente.</text:p><text:p text:style-name="Text_20_body">Es aconsejable, también, incluir una matriz de referencia cruzada actividades/recursos, como la siguiente.</text:p></draw:text-box></draw:frame></text:p>
      <table:table table:name="Tabla12" table:style-name="Tabla12">
        <table:table-column table:style-name="Tabla12.A"/>
        <table:table-column table:style-name="Tabla12.B"/>
        <table:table-column table:style-name="Tabla12.C"/>
        <table:table-header-rows>
          <table:table-row table:style-name="Tabla12.1">
            <table:table-cell table:style-name="Tabla12.A1" office:value-type="string">
              <text:p text:style-name="P43">Código</text:p>
            </table:table-cell>
            <table:table-cell table:style-name="Tabla12.B1" office:value-type="string">
              <text:p text:style-name="P43">Actividad</text:p>
            </table:table-cell>
            <table:table-cell table:style-name="Tabla12.C1" office:value-type="string">
              <text:p text:style-name="P43">Recursos</text:p>
            </table:table-cell>
          </table:table-row>
        </table:table-header-rows>
        <table:table-row table:style-name="Tabla12.1">
          <table:table-cell table:style-name="Tabla12.A2" office:value-type="string">
            <text:p text:style-name="P18"/>
          </table:table-cell>
          <table:table-cell table:style-name="Tabla12.B2" office:value-type="string">
            <text:p text:style-name="P18"/>
          </table:table-cell>
          <table:table-cell table:style-name="Tabla12.C2" office:value-type="string">
            <text:p text:style-name="P20"/>
          </table:table-cell>
        </table:table-row>
        <table:table-row table:style-name="Tabla12.1">
          <table:table-cell table:style-name="Tabla12.A2" office:value-type="string">
            <text:p text:style-name="P18"/>
          </table:table-cell>
          <table:table-cell table:style-name="Tabla12.B2" office:value-type="string">
            <text:p text:style-name="P18"/>
          </table:table-cell>
          <table:table-cell table:style-name="Tabla12.C2" office:value-type="string">
            <text:p text:style-name="P20"/>
          </table:table-cell>
        </table:table-row>
        <table:table-row table:style-name="Tabla12.1">
          <table:table-cell table:style-name="Tabla12.A4" office:value-type="string">
            <text:p text:style-name="P18"/>
          </table:table-cell>
          <table:table-cell table:style-name="Tabla12.B4" office:value-type="string">
            <text:p text:style-name="P18"/>
          </table:table-cell>
          <table:table-cell table:style-name="Tabla12.C4" office:value-type="string">
            <text:p text:style-name="P20"/>
          </table:table-cell>
        </table:table-row>
      </table:table>
      <text:h text:style-name="Heading_20_1" text:outline-level="1"><text:bookmark text:name="__RefHeading__28986_2137495728"/>PLANIFICACIÓN DE ACTIVIDADES<text:bookmark-end text:name="__RefHeading__28986_2137495728"/></text:h>
      <text:p text:style-name="Text_20_body">&lt;Introduzca contenido, cumplimente tabla y borre cuadro&gt;</text:p>
      <text:p text:style-name="P22"/>
      <text:p text:style-name="P22"><draw:frame draw:style-name="fr4" draw:name="Marco6" text:anchor-type="paragraph" svg:width="15.93cm" draw:z-index="2"><draw:text-box fo:min-height="0.37cm"><text:p text:style-name="Text_20_body"><text:span text:style-name="T2">Incluir </text:span><text:span text:style-name="T3">un diagrama de Gantt con la planificación temporal de las actividades propuestas indicando, en caso de existir, las dependencias entre ellas. <text:s/>En los casos que no se disponga del diagrama, adjuntar</text:span><text:span text:style-name="T2"> una tabla,</text:span> con la siguiente información:</text:p><text:list xml:id="list39693235" text:style-name="L2"><text:list-item><text:p text:style-name="P50">Nº: Número secuencial</text:p></text:list-item><text:list-item><text:p text:style-name="P50">Nombre de la Actividad</text:p></text:list-item><text:list-item><text:p text:style-name="P50">Dependencia: Indicar el número de las actividades de las que depende.</text:p></text:list-item><text:list-item><text:p text:style-name="P50">Responsable: Nombre de la(s) persona(s) encargada(s) de llevar a cabo la actividad en cuestión.</text:p></text:list-item><text:list-item><text:p text:style-name="P50">Fecha Prevista para el inicio de la actividad.</text:p></text:list-item><text:list-item><text:p text:style-name="P50">Fecha Revisada: Fecha prevista de comienzo de la actividad, tras su aprobación. </text:p></text:list-item></text:list></draw:text-box></draw:frame></text:p>
      <text:p text:style-name="P1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header-rows>
          <table:table-row table:style-name="Tabla14.1">
            <table:table-cell table:style-name="Tabla14.A1" office:value-type="string">
              <text:p text:style-name="P23">Nº</text:p>
            </table:table-cell>
            <table:table-cell table:style-name="Tabla14.B1" office:value-type="string">
              <text:p text:style-name="P24">Actividad</text:p>
            </table:table-cell>
            <table:table-cell table:style-name="Tabla14.B1" office:value-type="string">
              <text:p text:style-name="P24">Dependencia</text:p>
            </table:table-cell>
            <table:table-cell table:style-name="Tabla14.B1" office:value-type="string">
              <text:p text:style-name="P38">Responsable(s)</text:p>
            </table:table-cell>
            <table:table-cell table:number-columns-spanned="2">
              <table:table table:is-sub-table="true">
                <table:table-column table:style-name="Tabla14.E1.1"/>
                <table:table-column table:style-name="Tabla14.E1.2"/>
                <table:table-row table:style-name="Tabla14.E1.1">
                  <table:table-cell table:style-name="Tabla14.E1.1.1" table:number-columns-spanned="2" office:value-type="string">
                    <text:p text:style-name="P38">Fecha</text:p>
                  </table:table-cell>
                  <table:covered-table-cell/>
                </table:table-row>
                <table:table-row table:style-name="Tabla14.E1.2">
                  <table:table-cell table:style-name="Tabla14.E1.1.2" office:value-type="string">
                    <text:p text:style-name="P38">Prevista</text:p>
                  </table:table-cell>
                  <table:table-cell table:style-name="Tabla14.E1.2.2" office:value-type="string">
                    <text:p text:style-name="P38">Revisada</text:p>
                  </table:table-cell>
                </table:table-row>
              </table:table>
            </table:table-cell>
            <table:covered-table-cell/>
          </table:table-row>
          <table:table-row table:style-name="Tabla14.1">
            <table:table-cell table:style-name="Tabla14.A2" office:value-type="string">
              <text:p text:style-name="P21">1</text:p>
            </table:table-cell>
            <table:table-cell table:style-name="Tabla14.B2" office:value-type="string">
              <text:p text:style-name="P19"/>
            </table:table-cell>
            <table:table-cell table:style-name="Tabla14.B2" office:value-type="string">
              <text:p text:style-name="P19"/>
            </table:table-cell>
            <table:table-cell table:style-name="Tabla14.B2" office:value-type="string">
              <text:p text:style-name="P19"/>
            </table:table-cell>
            <table:table-cell table:style-name="Tabla14.B2" office:value-type="string">
              <text:p text:style-name="P19"/>
            </table:table-cell>
            <table:table-cell table:style-name="Tabla14.F2" office:value-type="string">
              <text:p text:style-name="P19"/>
            </table:table-cell>
          </table:table-row>
        </table:table-header-rows>
        <table:table-row table:style-name="Tabla14.1">
          <table:table-cell table:style-name="Tabla14.A2" office:value-type="string">
            <text:p text:style-name="P21">2</text:p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F2" office:value-type="string">
            <text:p text:style-name="P19"/>
          </table:table-cell>
        </table:table-row>
        <table:table-row table:style-name="Tabla14.1">
          <table:table-cell table:style-name="Tabla14.A2" office:value-type="string">
            <text:p text:style-name="P21">3</text:p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F2" office:value-type="string">
            <text:p text:style-name="P19"/>
          </table:table-cell>
        </table:table-row>
        <table:table-row table:style-name="Tabla14.1">
          <table:table-cell table:style-name="Tabla14.A2" office:value-type="string">
            <text:p text:style-name="P21">4</text:p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B2" office:value-type="string">
            <text:p text:style-name="P19"/>
          </table:table-cell>
          <table:table-cell table:style-name="Tabla14.F2" office:value-type="string">
            <text:p text:style-name="P19"/>
          </table:table-cell>
        </table:table-row>
        <table:table-row table:style-name="Tabla14.1">
          <table:table-cell table:style-name="Tabla14.A6" office:value-type="string">
            <text:p text:style-name="P21">5</text:p>
          </table:table-cell>
          <table:table-cell table:style-name="Tabla14.B6" office:value-type="string">
            <text:p text:style-name="P19"/>
          </table:table-cell>
          <table:table-cell table:style-name="Tabla14.B6" office:value-type="string">
            <text:p text:style-name="P19"/>
          </table:table-cell>
          <table:table-cell table:style-name="Tabla14.B6" office:value-type="string">
            <text:p text:style-name="P19"/>
          </table:table-cell>
          <table:table-cell table:style-name="Tabla14.B6" office:value-type="string">
            <text:p text:style-name="P19"/>
          </table:table-cell>
          <table:table-cell table:style-name="Tabla14.F6" office:value-type="string">
            <text:p text:style-name="P19"/>
          </table:table-cell>
        </table:table-row>
      </table:table>
      <text:p text:style-name="Text_20_body"/>
      <text:h text:style-name="P46" text:outline-level="1"><text:bookmark text:name="__RefHeading__28988_2137495728"/>ANEXOS<text:bookmark-end text:name="__RefHeading__28988_2137495728"/></text:h>
      <text:p text:style-name="Text_20_body">&lt;Introduzca contenido y borre cuadro&gt;<text:span text:style-name="T2"> </text:span></text:p>
      <text:p text:style-name="P2"><draw:frame draw:style-name="fr5" draw:name="Marco10" text:anchor-type="paragraph" svg:x="0cm" svg:y="0.422cm" svg:width="15.93cm" draw:z-index="0"><draw:text-box fo:min-height="1.201cm"><text:p text:style-name="Text_20_body">Este punto contendrá toda aquella información de interés para la elaboración y validación del documento.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cm" style:rel-column-width="10105*"/>
    </style:style>
    <style:style style:name="Tabla2.B" style:family="table-column">
      <style:table-column-properties style:column-width="8.274cm" style:rel-column-width="34127*"/>
    </style:style>
    <style:style style:name="Tabla2.C" style:family="table-column">
      <style:table-column-properties style:column-width="5.165cm"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23cm" svg:y="0.014cm" svg:width="2.379cm" svg:height="1.67cm" draw:z-index="15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Acción de Riesgos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 de <text:page-count>9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36</meta:editing-cycles>
    <meta:editing-duration>PT10H27M38S</meta:editing-duration>
    <dc:title>Plan de Acción de Riesgos</dc:title>
    <dc:date>2011-04-12T19:56:38.39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9" meta:image-count="3" meta:object-count="0" meta:page-count="9" meta:paragraph-count="118" meta:word-count="605" meta:character-count="3972"/>
    <meta:user-defined meta:name="Autor">&lt;Nombre de la Empresa&gt;</meta:user-defined>
    <meta:user-defined meta:name="Departamento">&lt;Unidad Organizativa&gt;</meta:user-defined>
  </office:meta>
</office:document-meta>
</file>